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top" draw:auto-grow-height="false"/>
    </style:style>
    <style:style style:name="gr2" style:family="graphic" style:parent-style-name="standard">
      <style:graphic-properties draw:stroke="solid" draw:fill="solid" draw:fill-color="#ffffff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6.9cm"/>
    </style:style>
    <style:style style:name="gr5" style:family="graphic" style:parent-style-name="standard">
      <style:graphic-properties svg:stroke-color="#c5000b" draw:fill="solid" draw:fill-color="#c5000b" draw:textarea-horizontal-align="justify" draw:textarea-vertical-align="middle" draw:auto-grow-height="false"/>
    </style:style>
    <style:style style:name="gr6" style:family="graphic" style:parent-style-name="standard">
      <style:graphic-properties svg:stroke-color="#ffd320" draw:fill="solid" draw:fill-color="#ffd320" draw:textarea-horizontal-align="justify" draw:textarea-vertical-align="middle" draw:auto-grow-height="false"/>
    </style:style>
    <style:style style:name="gr7" style:family="graphic">
      <style:graphic-properties draw:fill="solid" draw:fill-color="#ffffff" draw:textarea-horizontal-align="justify" draw:textarea-vertical-align="top" draw:auto-grow-height="false"/>
    </style:style>
    <style:style style:name="gr8" style:family="graphic">
      <style:graphic-properties svg:stroke-color="#c5000b" draw:fill="solid" draw:fill-color="#c5000b" draw:textarea-horizontal-align="justify" draw:textarea-vertical-align="middle" draw:auto-grow-height="false"/>
    </style:style>
    <style:style style:name="gr9" style:family="graphic" style:parent-style-name="standard">
      <style:graphic-properties svg:stroke-color="#579d1c" draw:fill="solid" draw:fill-color="#579d1c" draw:textarea-horizontal-align="justify" draw:textarea-vertical-align="middle" draw:auto-grow-height="false"/>
    </style:style>
    <style:style style:name="gr10" style:family="graphic">
      <style:graphic-properties svg:stroke-color="#579d1c" draw:fill="solid" draw:fill-color="#579d1c" draw:textarea-horizontal-align="justify" draw:textarea-vertical-align="middle" draw:auto-grow-height="false"/>
    </style:style>
    <style:style style:name="P1" style:family="paragraph">
      <style:paragraph-properties fo:line-height="100%" fo:text-align="start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text-properties fo:font-size="8pt" fo:font-weight="bold" style:font-size-asian="8pt" style:font-weight-asian="bold" style:font-size-complex="8pt" style:font-weight-complex="bold"/>
    </style:style>
    <style:style style:name="P5" style:family="paragraph">
      <style:paragraph-properties style:text-autospace="none"/>
      <style:text-properties style:font-name="Courier New" fo:font-size="8.5pt" style:font-name-asian="Courier New" style:font-size-asian="8.5pt" style:font-name-complex="Courier New" style:font-size-complex="8.5pt"/>
    </style:style>
    <style:style style:name="P6" style:family="paragraph">
      <style:paragraph-properties fo:text-align="center"/>
      <style:text-properties fo:color="#ffffff"/>
    </style:style>
    <style:style style:name="P7" style:family="paragraph">
      <style:paragraph-properties fo:text-align="center"/>
      <style:text-properties fo:color="#ffffff" fo:font-size="8pt" style:font-size-asian="8pt" style:font-size-complex="8pt"/>
    </style:style>
    <style:style style:name="P8" style:family="paragraph">
      <style:paragraph-properties fo:text-align="center"/>
      <style:text-properties fo:color="#000000"/>
    </style:style>
    <style:style style:name="P9" style:family="paragraph">
      <style:paragraph-properties fo:text-align="center"/>
      <style:text-properties fo:color="#000000" fo:font-size="8pt" style:font-size-asian="8pt" style:font-size-complex="8pt"/>
    </style:style>
    <style:style style:name="P10" style:family="paragraph">
      <style:paragraph-properties fo:text-align="start"/>
      <style:text-properties fo:font-size="18pt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paragraph-properties fo:line-height="100%" fo:text-align="start"/>
      <style:text-properties fo:font-size="18pt"/>
    </style:style>
    <style:style style:name="P13" style:family="paragraph">
      <style:paragraph-properties fo:text-align="center"/>
      <style:text-properties fo:color="#ffffff" fo:font-size="8pt"/>
    </style:style>
    <style:style style:name="T1" style:family="text">
      <style:text-properties fo:color="#ff950e" fo:font-weight="bold" style:font-weight-asian="bold" style:font-weight-complex="bold"/>
    </style:style>
    <style:style style:name="T2" style:family="text">
      <style:text-properties fo:color="#c5000b" fo:font-weight="bold" style:font-weight-asian="bold" style:font-weight-complex="bold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c5000b"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color="#579d1c"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  <style:style style:name="T9" style:family="text">
      <style:text-properties fo:font-size="6pt" fo:font-weight="normal" style:font-size-asian="6pt" style:font-weight-asian="normal" style:font-size-complex="6pt" style:font-weight-complex="normal"/>
    </style:style>
    <style:style style:name="T10" style:family="text">
      <style:text-properties fo:color="#ffffff" fo:font-size="8pt" style:font-size-asian="8pt" style:font-size-complex="8pt"/>
    </style:style>
    <style:style style:name="T11" style:family="text">
      <style:text-properties fo:color="#000000" fo:font-size="8pt" style:font-size-asian="8pt" style:font-size-complex="8pt"/>
    </style:style>
    <style:style style:name="T12" style:family="text">
      <style:text-properties fo:color="#ff950e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3cm" svg:height="7.28cm" svg:x="0.33cm" svg:y="0.33cm">
          <text:p text:style-name="P1"><text:span text:style-name="T1">o</text:span><text:span text:style-name="T2"> </text:span><text:span text:style-name="T3">Core mod</text:span></text:p>
          <text:p text:style-name="P1"><text:span text:style-name="T2"/></text:p>
          <text:p text:style-name="P2"><text:span text:style-name="T4">Addons :</text:span></text:p>
          <text:p text:style-name="P2"><text:span text:style-name="T5">X</text:span><text:span text:style-name="T6"> Blue marble</text:span></text:p>
          <text:p text:style-name="P2"><text:span text:style-name="T7">V</text:span><text:span text:style-name="T6"> Mega Civ Pack</text:span></text:p>
          <text:p text:style-name="P2"><text:span text:style-name="T5">X</text:span><text:span text:style-name="T6"> More music</text:span></text:p>
          <text:p text:style-name="P2"><text:span text:style-name="T5">X</text:span><text:span text:style-name="T6"> More handicap</text:span></text:p>
          <text:p text:style-name="P2"><text:span text:style-name="T5">X</text:span><text:span text:style-name="T6"> Dinosaurs</text:span></text:p>
          <text:p text:style-name="P3"/>
          <draw:enhanced-geometry svg:viewBox="0 0 21600 21600" draw:type="rectangle" draw:enhanced-path="M 0 0 L 21600 0 21600 21600 0 21600 0 0 Z N"/>
        </draw:custom-shape>
        <draw:path draw:style-name="gr2" draw:text-style-name="P3" draw:layer="layout" svg:width="1.2cm" svg:height="1cm" svg:x="5.03cm" svg:y="0.33cm" svg:viewBox="0 0 1201 1001" svg:d="M600 0v500 501l-600-497zM0 4zM1201 997z">
          <text:p/>
        </draw:path>
        <draw:polygon draw:style-name="gr3" draw:text-style-name="P3" draw:layer="layout" svg:width="9.989cm" svg:height="7.279cm" svg:x="5.03cm" svg:y="0.33cm" svg:viewBox="0 0 9990 7280" draw:points="600,7280 600,1000 0,500 600,0 9990,0 9990,7280">
          <text:p/>
        </draw:polygon>
        <draw:frame draw:style-name="gr4" draw:text-style-name="P4" draw:layer="layout" svg:width="6.6cm" svg:height="7.15cm" svg:x="5.83cm" svg:y="0.43cm">
          <draw:text-box>
            <text:p text:style-name="P4"><text:span text:style-name="T8">Changes :</text:span></text:p>
            <text:p text:style-name="P4"><text:span text:style-name="T8">Revision 735</text:span></text:p>
            <text:p text:style-name="P4"><text:span text:style-name="T9">Internal: Fixed configuration of the platform</text:span></text:p>
            <text:p text:style-name="P4"><text:span text:style-name="T9"/></text:p>
            <text:p text:style-name="P4"><text:span text:style-name="T9">There are new links to translate the mod:</text:span></text:p>
            <text:p text:style-name="P4"><text:span text:style-name="T9">Main mod: https://www.transifex.com/projects/p/main-mod/</text:span></text:p>
            <text:p text:style-name="P4"><text:span text:style-name="T9">Launcher: </text:span><text:span text:style-name="T9"><text:a xlink:href="https://www.transifex.com/projects/p/launcher/" xlink:type="simple">https://www.transifex.com/projects/p/launcher/</text:a></text:span></text:p>
            <text:p text:style-name="P4"><text:span text:style-name="T9"/></text:p>
            <text:p text:style-name="P4"><text:span text:style-name="T8">Revision 734 :</text:span></text:p>
            <text:p text:style-name="P5"><text:span text:style-name="T9">- Add some missing strings of the base game</text:span></text:p>
            <text:p text:style-name="P5"><text:span text:style-name="T9">- Integrated finnish and hungarian base game translations</text:span></text:p>
            <text:p text:style-name="P5"><text:span text:style-name="T9">- Fixed missing base game polish translations</text:span></text:p>
            <text:p text:style-name="P5"><text:span text:style-name="T9">- Updated french texts</text:span></text:p>
            <text:p text:style-name="P5"><text:span text:style-name="T9"/></text:p>
            <text:p text:style-name="P5"><text:span text:style-name="T9">Credits for new translations:</text:span></text:p>
            <text:p text:style-name="P5"><text:span text:style-name="T9">Finnish language: </text:span><text:span text:style-name="T9"><text:a xlink:href="http://kahkonen.arkku.net/civ4.php" xlink:type="simple">http://kahkonen.arkku.net/civ4.php</text:a></text:span></text:p>
            <text:p text:style-name="P5"><text:span text:style-name="T9"/></text:p>
            <text:p text:style-name="P5"><text:span text:style-name="T9">* Mika M. Kähkönen (Kahkonen) - varsinainen peli </text:span></text:p>
            <text:p text:style-name="P5"><text:span text:style-name="T9"><text:tab/></text:span><text:span text:style-name="T9">* Ville Rautapää - käänsi Warlordsin Civilopedian</text:span></text:p>
            <text:p text:style-name="P5"><text:span text:style-name="T9"><text:tab/></text:span><text:span text:style-name="T9">* Civilopedian kääntäjät</text:span></text:p>
            <text:p text:style-name="P5"><text:span text:style-name="T9"><text:tab/></text:span><text:span text:style-name="T9">Kahkonen</text:span></text:p>
            <text:p text:style-name="P5"><text:span text:style-name="T9"><text:tab/></text:span><text:span text:style-name="T9">Miikka Ryökäs (Kizor) - kääntäjien rekrytoija, ahkerimpia kääntäjiä, lisäksi valtavasti korjausehdotuksia</text:span></text:p>
            <text:p text:style-name="P5"><text:span text:style-name="T9"><text:tab/></text:span><text:span text:style-name="T9">Erkka Koski - ahkerimpia kääntäjiä</text:span></text:p>
            <text:p text:style-name="P5"><text:span text:style-name="T9">Etc.</text:span></text:p>
          </draw:text-box>
        </draw:frame>
        <draw:custom-shape draw:style-name="gr5" draw:text-style-name="P7" draw:layer="layout" svg:width="1.6cm" svg:height="1.3cm" svg:x="13.23cm" svg:y="6.13cm">
          <text:p text:style-name="P6"><text:span text:style-name="T10">Update</text:span></text:p>
          <text:p text:style-name="P6"><text:span text:style-name="T10">to</text:span></text:p>
          <text:p text:style-name="P6"><text:span text:style-name="T10">r735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1.6cm" svg:height="1.3cm" svg:x="13.23cm" svg:y="0.53cm">
          <text:p text:style-name="P8"><text:span text:style-name="T11">Current :</text:span></text:p>
          <text:p text:style-name="P8"><text:span text:style-name="T11">r732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7" draw:text-style-name="P12" draw:layer="Mise en page" svg:width="5.3cm" svg:height="7.28cm" svg:x="0.33cm" svg:y="0.33cm">
          <text:p text:style-name="P1"><text:span text:style-name="T7">V</text:span><text:span text:style-name="T2"> </text:span><text:span text:style-name="T3">Core mod</text:span></text:p>
          <text:p text:style-name="P1"><text:span text:style-name="T3"/></text:p>
          <text:p text:style-name="P10"><text:span text:style-name="T4">Addons :</text:span></text:p>
          <text:p text:style-name="P10"><text:span text:style-name="T5">X</text:span><text:span text:style-name="T6"> Blue marble</text:span></text:p>
          <text:p text:style-name="P10"><text:span text:style-name="T12">o</text:span><text:span text:style-name="T6"> Mega Civ Pack</text:span></text:p>
          <text:p text:style-name="P10"><text:span text:style-name="T5">X</text:span><text:span text:style-name="T6"> More music</text:span></text:p>
          <text:p text:style-name="P10"><text:span text:style-name="T5">X</text:span><text:span text:style-name="T6"> More handicap</text:span></text:p>
          <text:p text:style-name="P10"><text:span text:style-name="T5">X</text:span><text:span text:style-name="T6"> Dinosaurs</text:span></text:p>
          <text:p text:style-name="P11"/>
          <draw:enhanced-geometry svg:viewBox="0 0 21600 21600" draw:type="rectangle" draw:enhanced-path="M 0 0 L 21600 0 21600 21600 0 21600 0 0 Z N"/>
        </draw:custom-shape>
        <draw:polygon draw:style-name="gr3" draw:text-style-name="P3" draw:layer="layout" svg:width="9.989cm" svg:height="7.279cm" svg:x="5.03cm" svg:y="0.33cm" svg:viewBox="0 0 9990 7280" draw:points="600,7280 600,3500 0,3100 600,2700 600,0 9990,0 9990,7280">
          <text:p/>
        </draw:polygon>
        <draw:frame draw:style-name="gr4" draw:text-style-name="P4" draw:layer="layout" svg:width="6.6cm" svg:height="7.15cm" svg:x="5.83cm" svg:y="0.43cm">
          <draw:text-box>
            <text:p text:style-name="P4"><text:span text:style-name="T8">Changes :</text:span></text:p>
            <text:p text:style-name="P4"><text:span text:style-name="T8">Revision 1.2</text:span></text:p>
            <text:p text:style-name="P4"><text:span text:style-name="T9"><text:s/></text:span><text:span text:style-name="T9">Guard Hussar (Denmark UU). Increase strength in 2 points.</text:span></text:p>
            <text:p text:style-name="P4"><text:span text:style-name="T9">- Gothic Cavalry (Goth UU). Removed Flanking II promotion. Instead he was given Charge I promotion.</text:span></text:p>
            <text:p text:style-name="P4"><text:span text:style-name="T9">- Huszar Cavalry (Hungarian UU). Removed Commando promotion, and now receive two free promotions, Flanking I and Charge I,</text:span></text:p>
            <text:p text:style-name="P4"><text:span text:style-name="T9">- Revolutionary Guard (Iranian UU), now get Patrol I promotion, and has a significantly lower cost (-20).</text:span></text:p>
            <text:p text:style-name="P4"><text:span text:style-name="T9">- Republican Guard (Iraqi UU), it is no longer a replacement for the Marine unit. Now replaces the Modern Infantry unit, and get Patrol I promotion and +15% when attacking cities. UNITAI_ATTACK_CITY has been added to their list of possible ways to proceed, so that the AI knows better exploit its new improvement in the assault of cities.</text:span></text:p>
            <text:p text:style-name="P4"><text:span text:style-name="T9">- Grivpanvar (Parthia UU). Added the ability Immune to First Strikes.</text:span></text:p>
            <text:p text:style-name="P4"><text:span text:style-name="T9">- Heavy Hussar (Polish UU). It has been renamed to Winged Hussar and is now a replacement of Cuirassier unit. Also receives promotion Shock I.</text:span></text:p>
            <text:p text:style-name="P4"><text:span text:style-name="T9">- Many text errors have been fixed in SouthAfrica_CIV4GameText.xml and SouthAfrica_CIV4CivilizationInfos.xml files.</text:span></text:p>
            <text:p text:style-name="P4"><text:span text:style-name="T9">- It has lowered the cost of recruiting of Rathin (Vedic UU) in -5.</text:span></text:p>
            <text:p text:style-name="P4"><text:span text:style-name="T9">- Galeass (Venetian UU), was renamed as Great Galleas. In addition, it is now a replacement of Galleass unit, instead of Caravel unit.</text:span></text:p>
          </draw:text-box>
        </draw:frame>
        <draw:custom-shape draw:style-name="gr8" draw:text-style-name="P7" draw:layer="Mise en page" svg:width="1.6cm" svg:height="1.2cm" svg:x="13.23cm" svg:y="4.83cm">
          <text:p text:style-name="P13"><text:span text:style-name="T10">Update</text:span></text:p>
          <text:p text:style-name="P13"><text:span text:style-name="T10">to</text:span></text:p>
          <text:p text:style-name="P13"><text:span text:style-name="T10">v1.2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6cm" svg:height="1.3cm" svg:x="13.13cm" svg:y="0.53cm">
          <text:p text:style-name="P13"><text:span text:style-name="T10">Installed :</text:span></text:p>
          <text:p text:style-name="P13"><text:span text:style-name="T10">v1.1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cm" svg:height="1.2cm" svg:x="13.23cm" svg:y="6.23cm">
          <text:p text:style-name="P13"><text:span text:style-name="T10">Remove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custom-shape draw:style-name="gr7" draw:text-style-name="P12" draw:layer="Mise en page" svg:width="5.3cm" svg:height="7.28cm" svg:x="0.33cm" svg:y="0.33cm">
          <text:p text:style-name="P12"><text:span text:style-name="T7">V</text:span><text:span text:style-name="T2"> </text:span><text:span text:style-name="T3">Core mod</text:span></text:p>
          <text:p text:style-name="P12"><text:span text:style-name="T3"/></text:p>
          <text:p text:style-name="P10"><text:span text:style-name="T4">Addons :</text:span></text:p>
          <text:p text:style-name="P10"><text:span text:style-name="T5">X</text:span><text:span text:style-name="T6"> Blue marble</text:span></text:p>
          <text:p text:style-name="P10"><text:span text:style-name="T5">X</text:span><text:span text:style-name="T6"> Mega Civ Pack</text:span></text:p>
          <text:p text:style-name="P10"><text:span text:style-name="T5">X</text:span><text:span text:style-name="T6"> More music</text:span></text:p>
          <text:p text:style-name="P10"><text:span text:style-name="T5">X</text:span><text:span text:style-name="T6"> More handicap</text:span></text:p>
          <text:p text:style-name="P10"><text:span text:style-name="T5">X</text:span><text:span text:style-name="T6"> Dinosaurs</text:span></text:p>
          <text:p text:style-name="P11"/>
          <draw:enhanced-geometry svg:viewBox="0 0 21600 21600" draw:type="rectangle" draw:enhanced-path="M 0 0 L 21600 0 21600 21600 0 21600 0 0 Z N"/>
        </draw:custom-shape>
        <draw:polygon draw:style-name="gr3" draw:text-style-name="P3" draw:layer="layout" svg:width="9.989cm" svg:height="7.279cm" svg:x="5.03cm" svg:y="0.33cm" svg:viewBox="0 0 9990 7280" draw:points="600,7280 600,3500 0,3100 600,2700 600,0 9990,0 9990,7280">
          <text:p/>
        </draw:polygon>
        <draw:frame draw:style-name="gr4" draw:text-style-name="P4" draw:layer="layout" svg:width="6.6cm" svg:height="7.15cm" svg:x="5.83cm" svg:y="0.43cm">
          <draw:text-box>
            <text:p text:style-name="P4"><text:span text:style-name="T8">Changes :</text:span></text:p>
            <text:p text:style-name="P4"><text:span text:style-name="T8">Revision 1.2</text:span></text:p>
            <text:p text:style-name="P4"><text:span text:style-name="T9"><text:s/></text:span><text:span text:style-name="T9">Guard Hussar (Denmark UU). Increase strength in 2 points.</text:span></text:p>
            <text:p text:style-name="P4"><text:span text:style-name="T9">- Gothic Cavalry (Goth UU). Removed Flanking II promotion. Instead he was given Charge I promotion.</text:span></text:p>
            <text:p text:style-name="P4"><text:span text:style-name="T9">- Huszar Cavalry (Hungarian UU). Removed Commando promotion, and now receive two free promotions, Flanking I and Charge I,</text:span></text:p>
            <text:p text:style-name="P4"><text:span text:style-name="T9">- Revolutionary Guard (Iranian UU), now get Patrol I promotion, and has a significantly lower cost (-20).</text:span></text:p>
            <text:p text:style-name="P4"><text:span text:style-name="T9">- Republican Guard (Iraqi UU), it is no longer a replacement for the Marine unit. Now replaces the Modern Infantry unit, and get Patrol I promotion and +15% when attacking cities. UNITAI_ATTACK_CITY has been added to their list of possible ways to proceed, so that the AI knows better exploit its new improvement in the assault of cities.</text:span></text:p>
            <text:p text:style-name="P4"><text:span text:style-name="T9">- Grivpanvar (Parthia UU). Added the ability Immune to First Strikes.</text:span></text:p>
            <text:p text:style-name="P4"><text:span text:style-name="T9">- Heavy Hussar (Polish UU). It has been renamed to Winged Hussar and is now a replacement of Cuirassier unit. Also receives promotion Shock I.</text:span></text:p>
            <text:p text:style-name="P4"><text:span text:style-name="T9">- Many text errors have been fixed in SouthAfrica_CIV4GameText.xml and SouthAfrica_CIV4CivilizationInfos.xml files.</text:span></text:p>
            <text:p text:style-name="P4"><text:span text:style-name="T9">- It has lowered the cost of recruiting of Rathin (Vedic UU) in -5.</text:span></text:p>
            <text:p text:style-name="P4"><text:span text:style-name="T9">- Galeass (Venetian UU), was renamed as Great Galleas. In addition, it is now a replacement of Galleass unit, instead of Caravel unit.</text:span></text:p>
          </draw:text-box>
        </draw:frame>
        <draw:custom-shape draw:style-name="gr8" draw:text-style-name="P7" draw:layer="Mise en page" svg:width="1.6cm" svg:height="1.2cm" svg:x="13.23cm" svg:y="6.23cm">
          <text:p text:style-name="P13"><text:span text:style-name="T10">Install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Mise en page" svg:width="1.6cm" svg:height="1.3cm" svg:x="13.13cm" svg:y="0.53cm">
          <text:p text:style-name="P13"><text:span text:style-name="T10">Not </text:span></text:p>
          <text:p text:style-name="P13"><text:span text:style-name="T10">installed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3cm" fo:margin-bottom="0.33cm" fo:margin-left="0.33cm" fo:margin-right="0.33cm" fo:page-width="15.35cm" fo:page-height="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7T10:30:49.361000000</meta:creation-date>
    <dc:date>2014-06-17T10:59:42.382000000</dc:date>
    <meta:editing-duration>PT22M</meta:editing-duration>
    <meta:editing-cycles>2</meta:editing-cycles>
    <meta:generator>LibreOffice/4.2.4.2$Windows_x86 LibreOffice_project/63150712c6d317d27ce2db16eb94c2f3d7b699f8</meta:generator>
    <meta:document-statistic meta:object-count="17"/>
  </office:meta>
</office:document-meta>
</file>